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80008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1cm" svg:stroke-color="#000000" draw:marker-start-width="0.276cm" draw:marker-end-width="0.276cm" draw:fill="solid" draw:fill-color="#008000" draw:fill-gradient-name="Gradient_20_1" draw:textarea-horizontal-align="center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24pt" style:font-size-asian="24pt" style:font-size-complex="24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fo:color="#ffffff" fo:font-size="18pt" style:font-size-asian="18pt" style:font-size-complex="18pt"/>
    </style:style>
    <style:style style:name="P6" style:family="paragraph">
      <style:text-properties fo:color="#ffffff"/>
    </style:style>
    <style:style style:name="P7" style:family="paragraph">
      <style:text-properties fo:color="#000000"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9.42cm" svg:y1="12.8cm" svg:x2="21.96cm" svg:y2="12.8cm">
          <text:p/>
        </draw:line>
        <draw:line draw:style-name="gr1" draw:text-style-name="P1" draw:layer="layout" svg:x1="13.72cm" svg:y1="12.8cm" svg:x2="16.26cm" svg:y2="12.8cm">
          <text:p/>
        </draw:line>
        <draw:line draw:style-name="gr1" draw:text-style-name="P1" draw:layer="layout" svg:x1="7.52cm" svg:y1="12.8cm" svg:x2="10.06cm" svg:y2="12.8cm">
          <text:p/>
        </draw:line>
        <draw:line draw:style-name="gr2" draw:text-style-name="P1" draw:layer="layout" svg:x1="2.667cm" svg:y1="9.382cm" svg:x2="2.667cm" svg:y2="10.015cm">
          <text:p/>
        </draw:line>
        <draw:line draw:style-name="gr2" draw:text-style-name="P1" draw:layer="layout" svg:x1="4.367cm" svg:y1="9.382cm" svg:x2="4.367cm" svg:y2="10.015cm">
          <text:p/>
        </draw:line>
        <draw:line draw:style-name="gr2" draw:text-style-name="P1" draw:layer="layout" svg:x1="7.168cm" svg:y1="9.382cm" svg:x2="7.168cm" svg:y2="10.015cm">
          <text:p/>
        </draw:line>
        <draw:line draw:style-name="gr2" draw:text-style-name="P1" draw:layer="layout" svg:x1="10.568cm" svg:y1="9.383cm" svg:x2="10.568cm" svg:y2="10.016cm">
          <text:p/>
        </draw:line>
        <draw:line draw:style-name="gr2" draw:text-style-name="P1" draw:layer="layout" svg:x1="12.269cm" svg:y1="9.383cm" svg:x2="12.269cm" svg:y2="10.016cm">
          <text:p/>
        </draw:line>
        <draw:line draw:style-name="gr2" draw:text-style-name="P1" draw:layer="layout" svg:x1="15.069cm" svg:y1="9.383cm" svg:x2="15.069cm" svg:y2="10.016cm">
          <text:p/>
        </draw:line>
        <draw:line draw:style-name="gr2" draw:text-style-name="P1" draw:layer="layout" svg:x1="20.67cm" svg:y1="9.384cm" svg:x2="20.67cm" svg:y2="10.017cm">
          <text:p/>
        </draw:line>
        <draw:line draw:style-name="gr2" draw:text-style-name="P1" draw:layer="layout" svg:x1="22.371cm" svg:y1="9.384cm" svg:x2="22.371cm" svg:y2="10.017cm">
          <text:p/>
        </draw:line>
        <draw:line draw:style-name="gr2" draw:text-style-name="P1" draw:layer="layout" svg:x1="25.171cm" svg:y1="9.384cm" svg:x2="25.171cm" svg:y2="10.017cm">
          <text:p/>
        </draw:line>
        <draw:rect draw:style-name="gr2" draw:text-style-name="P1" draw:layer="layout" svg:width="5.74cm" svg:height="5.74cm" svg:x="2.005cm" svg:y="9.946cm">
          <text:p/>
        </draw:rect>
        <draw:frame draw:style-name="gr3" draw:text-style-name="P3" draw:layer="layout" svg:width="3.698cm" svg:height="1.195cm" svg:x="3.105cm" svg:y="16.571cm">
          <draw:text-box>
            <text:p text:style-name="P2"><text:span text:style-name="T1">Node #1</text:span></text:p>
          </draw:text-box>
        </draw:frame>
        <draw:rect draw:style-name="gr4" draw:text-style-name="P1" draw:layer="layout" svg:width="2.235cm" svg:height="2.235cm" svg:x="2.64cm" svg:y="10.581cm">
          <text:p/>
        </draw:rect>
        <draw:frame draw:style-name="gr3" draw:text-style-name="P4" draw:layer="layout" svg:width="1.874cm" svg:height="1.673cm" svg:x="2.818cm" svg:y="10.911cm">
          <draw:text-box>
            <text:p text:style-name="P1"><text:span text:style-name="T2">Core</text:span></text:p>
            <text:p text:style-name="P1"><text:span text:style-name="T2">1</text:span></text:p>
          </draw:text-box>
        </draw:frame>
        <draw:rect draw:style-name="gr4" draw:text-style-name="P1" draw:layer="layout" svg:width="2.235cm" svg:height="2.235cm" svg:x="2.641cm" svg:y="12.782cm">
          <text:p/>
        </draw:rect>
        <draw:frame draw:style-name="gr3" draw:text-style-name="P4" draw:layer="layout" svg:width="1.874cm" svg:height="1.673cm" svg:x="2.819cm" svg:y="13.112cm">
          <draw:text-box>
            <text:p text:style-name="P1"><text:span text:style-name="T2">Core</text:span></text:p>
            <text:p text:style-name="P1"><text:span text:style-name="T2">...</text:span></text:p>
          </draw:text-box>
        </draw:frame>
        <draw:rect draw:style-name="gr4" draw:text-style-name="P1" draw:layer="layout" svg:width="2.235cm" svg:height="2.235cm" svg:x="4.84cm" svg:y="10.581cm">
          <text:p/>
        </draw:rect>
        <draw:frame draw:style-name="gr3" draw:text-style-name="P4" draw:layer="layout" svg:width="1.874cm" svg:height="1.673cm" svg:x="5.018cm" svg:y="10.911cm">
          <draw:text-box>
            <text:p text:style-name="P1"><text:span text:style-name="T2">Core</text:span></text:p>
            <text:p text:style-name="P1"><text:span text:style-name="T2">2</text:span></text:p>
          </draw:text-box>
        </draw:frame>
        <draw:rect draw:style-name="gr4" draw:text-style-name="P1" draw:layer="layout" svg:width="2.235cm" svg:height="2.235cm" svg:x="4.841cm" svg:y="12.782cm">
          <text:p/>
        </draw:rect>
        <draw:frame draw:style-name="gr3" draw:text-style-name="P4" draw:layer="layout" svg:width="1.874cm" svg:height="1.673cm" svg:x="5.019cm" svg:y="13.112cm">
          <draw:text-box>
            <text:p text:style-name="P1"><text:span text:style-name="T2">Core</text:span></text:p>
            <text:p text:style-name="P1"><text:span text:style-name="T2">M</text:span></text:p>
          </draw:text-box>
        </draw:frame>
        <draw:rect draw:style-name="gr5" draw:text-style-name="P1" draw:layer="layout" svg:width="1.27cm" svg:height="3.375cm" svg:x="2.007cm" svg:y="6.029cm">
          <text:p/>
        </draw:rect>
        <draw:frame draw:style-name="gr3" draw:text-style-name="P5" draw:layer="layout" svg:width="2.758cm" svg:height="0.962cm" draw:transform="rotate (1.5707963267946) translate (2.107cm 9.1cm)">
          <draw:text-box>
            <text:p text:style-name="P5">GPU #1</text:p>
          </draw:text-box>
        </draw:frame>
        <draw:rect draw:style-name="gr5" draw:text-style-name="P1" draw:layer="layout" svg:width="1.27cm" svg:height="3.375cm" svg:x="3.707cm" svg:y="6.029cm">
          <text:p/>
        </draw:rect>
        <draw:frame draw:style-name="gr3" draw:text-style-name="P5" draw:layer="layout" svg:width="2.758cm" svg:height="0.962cm" draw:transform="rotate (1.5707963267946) translate (3.807cm 9.1cm)">
          <draw:text-box>
            <text:p text:style-name="P5">GPU #2</text:p>
          </draw:text-box>
        </draw:frame>
        <draw:rect draw:style-name="gr5" draw:text-style-name="P1" draw:layer="layout" svg:width="1.27cm" svg:height="3.375cm" svg:x="6.507cm" svg:y="6.029cm">
          <text:p/>
        </draw:rect>
        <draw:frame draw:style-name="gr3" draw:text-style-name="P5" draw:layer="layout" svg:width="2.83cm" svg:height="0.962cm" draw:transform="rotate (1.5707963267946) translate (6.607cm 9.1cm)">
          <draw:text-box>
            <text:p text:style-name="P5">GPU #K</text:p>
          </draw:text-box>
        </draw:frame>
        <draw:frame draw:style-name="gr3" draw:text-style-name="P3" draw:layer="layout" svg:width="1.213cm" svg:height="1.195cm" svg:x="5.131cm" svg:y="7.023cm">
          <draw:text-box>
            <text:p text:style-name="P2"><text:span text:style-name="T1">...</text:span></text:p>
          </draw:text-box>
        </draw:frame>
        <draw:rect draw:style-name="gr2" draw:text-style-name="P1" draw:layer="layout" svg:width="5.74cm" svg:height="5.74cm" svg:x="9.905cm" svg:y="9.947cm">
          <text:p/>
        </draw:rect>
        <draw:frame draw:style-name="gr3" draw:text-style-name="P3" draw:layer="layout" svg:width="3.698cm" svg:height="1.195cm" svg:x="11.005cm" svg:y="16.572cm">
          <draw:text-box>
            <text:p text:style-name="P2"><text:span text:style-name="T1">Node #2</text:span></text:p>
          </draw:text-box>
        </draw:frame>
        <draw:rect draw:style-name="gr4" draw:text-style-name="P1" draw:layer="layout" svg:width="2.235cm" svg:height="2.235cm" svg:x="10.54cm" svg:y="10.582cm">
          <text:p/>
        </draw:rect>
        <draw:frame draw:style-name="gr3" draw:text-style-name="P4" draw:layer="layout" svg:width="1.874cm" svg:height="1.673cm" svg:x="10.718cm" svg:y="10.912cm">
          <draw:text-box>
            <text:p text:style-name="P1"><text:span text:style-name="T2">Core</text:span></text:p>
            <text:p text:style-name="P1"><text:span text:style-name="T2">1</text:span></text:p>
          </draw:text-box>
        </draw:frame>
        <draw:rect draw:style-name="gr4" draw:text-style-name="P1" draw:layer="layout" svg:width="2.235cm" svg:height="2.235cm" svg:x="10.541cm" svg:y="12.783cm">
          <text:p/>
        </draw:rect>
        <draw:frame draw:style-name="gr3" draw:text-style-name="P4" draw:layer="layout" svg:width="1.874cm" svg:height="1.673cm" svg:x="10.719cm" svg:y="13.113cm">
          <draw:text-box>
            <text:p text:style-name="P1"><text:span text:style-name="T2">Core</text:span></text:p>
            <text:p text:style-name="P1"><text:span text:style-name="T2">...</text:span></text:p>
          </draw:text-box>
        </draw:frame>
        <draw:rect draw:style-name="gr4" draw:text-style-name="P1" draw:layer="layout" svg:width="2.235cm" svg:height="2.235cm" svg:x="12.74cm" svg:y="10.582cm">
          <text:p/>
        </draw:rect>
        <draw:frame draw:style-name="gr3" draw:text-style-name="P4" draw:layer="layout" svg:width="1.874cm" svg:height="1.673cm" svg:x="12.918cm" svg:y="10.912cm">
          <draw:text-box>
            <text:p text:style-name="P1"><text:span text:style-name="T2">Core</text:span></text:p>
            <text:p text:style-name="P1"><text:span text:style-name="T2">2</text:span></text:p>
          </draw:text-box>
        </draw:frame>
        <draw:rect draw:style-name="gr4" draw:text-style-name="P1" draw:layer="layout" svg:width="2.235cm" svg:height="2.235cm" svg:x="12.741cm" svg:y="12.783cm">
          <text:p/>
        </draw:rect>
        <draw:frame draw:style-name="gr3" draw:text-style-name="P4" draw:layer="layout" svg:width="1.874cm" svg:height="1.673cm" svg:x="12.919cm" svg:y="13.113cm">
          <draw:text-box>
            <text:p text:style-name="P1"><text:span text:style-name="T2">Core</text:span></text:p>
            <text:p text:style-name="P1"><text:span text:style-name="T2">M</text:span></text:p>
          </draw:text-box>
        </draw:frame>
        <draw:rect draw:style-name="gr5" draw:text-style-name="P1" draw:layer="layout" svg:width="1.27cm" svg:height="3.375cm" svg:x="9.907cm" svg:y="6.03cm">
          <text:p/>
        </draw:rect>
        <draw:frame draw:style-name="gr3" draw:text-style-name="P6" draw:layer="layout" svg:width="2.758cm" svg:height="0.962cm" draw:transform="rotate (1.5707963267946) translate (10.007cm 9.101cm)">
          <draw:text-box>
            <text:p text:style-name="P6">GPU #1</text:p>
          </draw:text-box>
        </draw:frame>
        <draw:rect draw:style-name="gr5" draw:text-style-name="P1" draw:layer="layout" svg:width="1.27cm" svg:height="3.375cm" svg:x="11.607cm" svg:y="6.03cm">
          <text:p/>
        </draw:rect>
        <draw:frame draw:style-name="gr3" draw:text-style-name="P6" draw:layer="layout" svg:width="2.758cm" svg:height="0.962cm" draw:transform="rotate (1.5707963267946) translate (11.707cm 9.101cm)">
          <draw:text-box>
            <text:p text:style-name="P6">GPU #2</text:p>
          </draw:text-box>
        </draw:frame>
        <draw:rect draw:style-name="gr5" draw:text-style-name="P4" draw:layer="layout" svg:width="1.27cm" svg:height="3.375cm" svg:x="14.407cm" svg:y="6.03cm">
          <text:p/>
        </draw:rect>
        <draw:frame draw:style-name="gr3" draw:text-style-name="P6" draw:layer="layout" svg:width="2.83cm" svg:height="0.962cm" draw:transform="rotate (1.5707963267946) translate (14.507cm 9.101cm)">
          <draw:text-box>
            <text:p text:style-name="P6">GPU #K</text:p>
          </draw:text-box>
        </draw:frame>
        <draw:frame draw:style-name="gr3" draw:text-style-name="P3" draw:layer="layout" svg:width="1.213cm" svg:height="1.195cm" svg:x="13.031cm" svg:y="7.024cm">
          <draw:text-box>
            <text:p text:style-name="P2"><text:span text:style-name="T1">...</text:span></text:p>
          </draw:text-box>
        </draw:frame>
        <draw:rect draw:style-name="gr2" draw:text-style-name="P1" draw:layer="layout" svg:width="5.74cm" svg:height="5.74cm" svg:x="20.005cm" svg:y="9.948cm">
          <text:p/>
        </draw:rect>
        <draw:frame draw:style-name="gr3" draw:text-style-name="P3" draw:layer="layout" svg:width="3.838cm" svg:height="1.195cm" svg:x="21.105cm" svg:y="16.573cm">
          <draw:text-box>
            <text:p text:style-name="P2"><text:span text:style-name="T1">Node #N</text:span></text:p>
          </draw:text-box>
        </draw:frame>
        <draw:rect draw:style-name="gr4" draw:text-style-name="P1" draw:layer="layout" svg:width="2.235cm" svg:height="2.235cm" svg:x="20.64cm" svg:y="10.583cm">
          <text:p/>
        </draw:rect>
        <draw:frame draw:style-name="gr3" draw:text-style-name="P4" draw:layer="layout" svg:width="1.874cm" svg:height="1.673cm" svg:x="20.818cm" svg:y="10.913cm">
          <draw:text-box>
            <text:p text:style-name="P1"><text:span text:style-name="T2">Core</text:span></text:p>
            <text:p text:style-name="P1"><text:span text:style-name="T2">1</text:span></text:p>
          </draw:text-box>
        </draw:frame>
        <draw:rect draw:style-name="gr4" draw:text-style-name="P1" draw:layer="layout" svg:width="2.235cm" svg:height="2.235cm" svg:x="20.641cm" svg:y="12.784cm">
          <text:p/>
        </draw:rect>
        <draw:frame draw:style-name="gr3" draw:text-style-name="P4" draw:layer="layout" svg:width="1.874cm" svg:height="1.673cm" svg:x="20.819cm" svg:y="13.114cm">
          <draw:text-box>
            <text:p text:style-name="P1"><text:span text:style-name="T2">Core</text:span></text:p>
            <text:p text:style-name="P1"><text:span text:style-name="T2">...</text:span></text:p>
          </draw:text-box>
        </draw:frame>
        <draw:rect draw:style-name="gr4" draw:text-style-name="P1" draw:layer="layout" svg:width="2.235cm" svg:height="2.235cm" svg:x="22.84cm" svg:y="10.583cm">
          <text:p/>
        </draw:rect>
        <draw:frame draw:style-name="gr3" draw:text-style-name="P4" draw:layer="layout" svg:width="1.874cm" svg:height="1.673cm" svg:x="23.018cm" svg:y="10.913cm">
          <draw:text-box>
            <text:p text:style-name="P1"><text:span text:style-name="T2">Core</text:span></text:p>
            <text:p text:style-name="P1"><text:span text:style-name="T2">2</text:span></text:p>
          </draw:text-box>
        </draw:frame>
        <draw:rect draw:style-name="gr4" draw:text-style-name="P1" draw:layer="layout" svg:width="2.235cm" svg:height="2.235cm" svg:x="22.841cm" svg:y="12.784cm">
          <text:p/>
        </draw:rect>
        <draw:frame draw:style-name="gr3" draw:text-style-name="P4" draw:layer="layout" svg:width="1.874cm" svg:height="1.673cm" svg:x="23.019cm" svg:y="13.114cm">
          <draw:text-box>
            <text:p text:style-name="P1"><text:span text:style-name="T2">Core</text:span></text:p>
            <text:p text:style-name="P1"><text:span text:style-name="T2">M</text:span></text:p>
          </draw:text-box>
        </draw:frame>
        <draw:rect draw:style-name="gr5" draw:text-style-name="P1" draw:layer="layout" svg:width="1.27cm" svg:height="3.375cm" svg:x="20.007cm" svg:y="6.031cm">
          <text:p/>
        </draw:rect>
        <draw:frame draw:style-name="gr3" draw:text-style-name="P6" draw:layer="layout" svg:width="2.758cm" svg:height="0.962cm" draw:transform="rotate (1.5707963267946) translate (20.107cm 9.102cm)">
          <draw:text-box>
            <text:p text:style-name="P6">GPU #1</text:p>
          </draw:text-box>
        </draw:frame>
        <draw:rect draw:style-name="gr5" draw:text-style-name="P1" draw:layer="layout" svg:width="1.27cm" svg:height="3.375cm" svg:x="21.707cm" svg:y="6.031cm">
          <text:p/>
        </draw:rect>
        <draw:frame draw:style-name="gr3" draw:text-style-name="P6" draw:layer="layout" svg:width="2.758cm" svg:height="0.962cm" draw:transform="rotate (1.5707963267946) translate (21.807cm 9.102cm)">
          <draw:text-box>
            <text:p text:style-name="P6">GPU #2</text:p>
          </draw:text-box>
        </draw:frame>
        <draw:rect draw:style-name="gr5" draw:text-style-name="P1" draw:layer="layout" svg:width="1.27cm" svg:height="3.375cm" svg:x="24.507cm" svg:y="6.031cm">
          <text:p/>
        </draw:rect>
        <draw:frame draw:style-name="gr3" draw:text-style-name="P6" draw:layer="layout" svg:width="2.83cm" svg:height="0.962cm" draw:transform="rotate (1.5707963267946) translate (24.607cm 9.102cm)">
          <draw:text-box>
            <text:p text:style-name="P6">GPU #K</text:p>
          </draw:text-box>
        </draw:frame>
        <draw:frame draw:style-name="gr3" draw:text-style-name="P3" draw:layer="layout" svg:width="1.213cm" svg:height="1.195cm" svg:x="23.131cm" svg:y="7.025cm">
          <draw:text-box>
            <text:p text:style-name="P2"><text:span text:style-name="T1">...</text:span></text:p>
          </draw:text-box>
        </draw:frame>
        <draw:frame draw:style-name="gr3" draw:text-style-name="P7" draw:layer="layout" svg:width="1.683cm" svg:height="1.826cm" svg:x="16.967cm" svg:y="12.353cm">
          <draw:text-box>
            <text:p text:style-name="P2"><text:span text:style-name="T3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04-26T00:24:14</meta:creation-date>
    <meta:editing-duration>PT00H11M16S</meta:editing-duration>
    <meta:editing-cycles>4</meta:editing-cycles>
    <dc:date>2010-10-18T03:37:49</dc:date>
    <dc:creator>Mae Marcus</dc:creator>
    <meta:generator>OpenOffice.org/3.2$Unix OpenOffice.org_project/320m12$Build-9483</meta:generator>
    <meta:document-statistic meta:object-count="87"/>
  </office:meta>
</office:document-meta>
</file>